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Body">
      <style:text-properties style:font-name="Times New Roman1" fo:font-size="12pt" style:font-size-asian="12pt" style:font-size-complex="12pt"/>
    </style:style>
    <style:style style:name="P9" style:family="paragraph" style:parent-style-name="UrbanBody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10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2pt" style:font-weight-asian="bold" style:font-name-complex="Arial" style:font-size-complex="12pt" style:font-weight-complex="bold"/>
    </style:style>
    <style:style style:name="T10" style:family="text">
      <style:text-properties style:font-name="Arial"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size-asian="12pt" style:font-weight-asian="bold" style:font-name-complex="Arial" style:font-size-complex="12pt" style:font-weight-complex="bold"/>
    </style:style>
    <style:style style:name="T11" style:family="text">
      <style:text-properties style:font-name-complex="Arial"/>
    </style:style>
    <style:style style:name="T12" style:family="text">
      <style:text-properties style:font-name-asian="Arial"/>
    </style:style>
    <style:style style:name="T13" style:family="text">
      <style:text-properties style:font-name-asian="Arial" style:font-name-complex="Arial"/>
    </style:style>
    <style:style style:name="T14" style:family="text">
      <style:text-properties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size-asian="12pt" style:font-weight-asian="bold" style:font-name-complex="Arial" style:font-size-complex="12pt" style:font-weight-complex="bold"/>
    </style:style>
    <style:style style:name="T16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7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weight-asian="bold" style:font-name-complex="Arial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1"><text:span text:style-name="T18">do text</text:span></text:p><text:p text:style-name="P11"><text:span text:style-name="T1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11"><text:span text:style-name="T18">do text if not len(self.getApplicants()) &gt; 1</text:span></text:p><text:p text:style-name="P11"><text:span text:style-name="T18">from xhtml(applicantobj.getSignaletic(withaddress=True,linebyline=True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11"><text:span text:style-name="T18">do text if </text:span><text:span text:style-name="T1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1"><text:span text:style-name="T22">do text if </text:span><text:span text:style-name="T23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PU</text:p>
      <text:p text:style-name="UrbanTitle"/>
      <text:p text:style-name="UrbanBody"><text:span text:style-name="T5"><office:annotation><dc:creator>Gauthier Bastien</dc:creator><dc:date>2011-01-13T14:56:41</dc:date><text:p text:style-name="P11"><text:span text:style-name="T18">do text</text:span></text:p><text:p text:style-name="P11"><text:span text:style-name="T1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1"><text:span text:style-name="T2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2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P8"/>
      <text:p text:style-name="P8"/>
      <text:p text:style-name="P8">Le<text:span text:style-name="T12"> </text:span>Collège<text:span text:style-name="T12"> </text:span>Communal,</text:p>
      <text:p text:style-name="P8"/>
      <text:p text:style-name="P8"><text:span text:style-name="T11">Vu</text:span><text:span text:style-name="T13"> </text:span><text:span text:style-name="T11">le</text:span><text:span text:style-name="T13"> </text:span><text:span text:style-name="T11">décret</text:span><text:span text:style-name="T13"> </text:span><text:span text:style-name="T11">du</text:span><text:span text:style-name="T13"> </text:span><text:span text:style-name="T11">Gouvernement</text:span><text:span text:style-name="T13"> </text:span><text:span text:style-name="T11">Wallon</text:span><text:span text:style-name="T13"> </text:span><text:span text:style-name="T11">du</text:span><text:span text:style-name="T13"> </text:span><text:span text:style-name="T11">24/05/2007</text:span><text:span text:style-name="T13"> </text:span><text:span text:style-name="T11">relatif</text:span><text:span text:style-name="T13"> </text:span><text:span text:style-name="T11">aux</text:span><text:span text:style-name="T13"> </text:span><text:span text:style-name="T11">infractions</text:span><text:span text:style-name="T13"> </text:span><text:span text:style-name="T11">et</text:span><text:span text:style-name="T13"> </text:span><text:span text:style-name="T11">sanctions</text:span><text:span text:style-name="T13"> </text:span><text:span text:style-name="T11">en</text:span><text:span text:style-name="T13"> </text:span><text:span text:style-name="T11">matière</text:span><text:span text:style-name="T13"> </text:span><text:span text:style-name="T11">d</text:span><text:span text:style-name="T13">’</text:span><text:span text:style-name="T11">urbanisme,</text:span><text:span text:style-name="T13"> </text:span><text:span text:style-name="T11">publié</text:span><text:span text:style-name="T13"> </text:span><text:span text:style-name="T11">au</text:span><text:span text:style-name="T13"> </text:span><text:span text:style-name="T11">Moniteur</text:span><text:span text:style-name="T13"> </text:span><text:span text:style-name="T11">Belge</text:span><text:span text:style-name="T13"> </text:span><text:span text:style-name="T11">le18/06/2007.</text:span></text:p>
      <text:p text:style-name="P8"/>
      <text:p text:style-name="P9"><text:span text:style-name="T11">Considérant</text:span><text:span text:style-name="T13"> </text:span><text:span text:style-name="T11">que</text:span><text:span text:style-name="T13"> </text:span><text:span text:style-name="T11">Monsieur </text:span><text:span text:style-name="T11"><text:text-input text:description="Champs Demandeur-Signalétique (avec adresse)">self.getApplicantsSignaletic(withaddress=True)</text:text-input></text:span><text:span text:style-name="T13"> </text:span><text:span text:style-name="T11">a</text:span><text:span text:style-name="T13"> </text:span><text:span text:style-name="T11">introduit</text:span><text:span text:style-name="T13"> </text:span><text:span text:style-name="T11">une</text:span><text:span text:style-name="T13"> </text:span><text:span text:style-name="T11">demande</text:span><text:span text:style-name="T13"> </text:span><text:span text:style-name="T11">de</text:span><text:span text:style-name="T13"> </text:span><text:span text:style-name="T11">permis</text:span><text:span text:style-name="T13"> </text:span><text:span text:style-name="T11">relative</text:span><text:span text:style-name="T13"> </text:span><text:span text:style-name="T11">à</text:span><text:span text:style-name="T13"> </text:span><text:span text:style-name="T11">un</text:span><text:span text:style-name="T13"> </text:span><text:span text:style-name="T11">bien</text:span><text:span text:style-name="T13"> </text:span><text:span text:style-name="T11">sis</text:span><text:span text:style-name="T13"> </text:span><text:span text:style-name="T11">à</text:span><text:span text:style-name="T13"> </text:span><text:span text:style-name="T13"><text:text-input text:description="Situation des travaux">self.getWorkLocationSignaletic()</text:text-input></text:span><text:span text:style-name="T11">;</text:span><text:span text:style-name="T13"> </text:span><text:span text:style-name="T11">inscrit</text:span><text:span text:style-name="T13"> </text:span><text:span text:style-name="T11">au</text:span><text:span text:style-name="T13"> </text:span><text:span text:style-name="T11">cadastre,</text:span><text:span text:style-name="T13"> </text:span><text:span text:style-name="T11">section</text:span><text:span text:style-name="T13"> <text:s/></text:span><text:span text:style-name="T13"><text:text-input text:description="Parcelles">self.getPortionOutsText()</text:text-input></text:span><text:span text:style-name="T13"> </text:span><text:span text:style-name="T11">et</text:span><text:span text:style-name="T13"> </text:span><text:span text:style-name="T11">ayant</text:span><text:span text:style-name="T13"> </text:span><text:span text:style-name="T11">pour</text:span><text:span text:style-name="T13"> </text:span><text:span text:style-name="T11">objet </text:span><text:span text:style-name="T11"><text:text-input text:description="Objet des travaux">self.getLicenceSubject()</text:text-input></text:span><text:span text:style-name="T13"> </text:span><text:span text:style-name="T11">;</text:span></text:p>
      <text:p text:style-name="P9"/>
      <text:p text:style-name="P8"><text:span text:style-name="T11">Considérant</text:span><text:span text:style-name="T13"> </text:span><text:span text:style-name="T11">que</text:span><text:span text:style-name="T13"> </text:span><text:span text:style-name="T11">la</text:span><text:span text:style-name="T13"> </text:span><text:span text:style-name="T11">demande</text:span><text:span text:style-name="T13"> </text:span><text:span text:style-name="T11">de</text:span><text:span text:style-name="T13"> </text:span><text:span text:style-name="T11">permis</text:span><text:span text:style-name="T13"> </text:span><text:span text:style-name="T11">porte</text:span><text:span text:style-name="T13"> </text:span><text:span text:style-name="T11">sur</text:span><text:span text:style-name="T13"> </text:span><text:span text:style-name="T11">des</text:span><text:span text:style-name="T13"> </text:span><text:span text:style-name="T11">travaux</text:span><text:span text:style-name="T13"> </text:span><text:span text:style-name="T11">réalisés</text:span><text:span text:style-name="T13"> </text:span><text:span text:style-name="T11">sans</text:span><text:span text:style-name="T13"> </text:span><text:span text:style-name="T11">permis</text:span><text:span text:style-name="T13"> </text:span><text:span text:style-name="T11">préalable</text:span><text:span text:style-name="T13"> </text:span><text:span text:style-name="T11">constatés</text:span><text:span text:style-name="T13"> </text:span><text:span text:style-name="T11">par</text:span><text:span text:style-name="T13"> <text:s/></text:span><text:span text:style-name="T11">un</text:span><text:span text:style-name="T13"> </text:span><text:span text:style-name="T11">procès-verbal</text:span><text:span text:style-name="T13"> </text:span><text:span text:style-name="T11">rédigé</text:span><text:span text:style-name="T13"> </text:span><text:span text:style-name="T11">à</text:span><text:span text:style-name="T13"> </text:span><text:span text:style-name="T11">charge</text:span><text:span text:style-name="T13"> </text:span><text:span text:style-name="T11">de</text:span><text:span text:style-name="T13"> </text:span><text:span text:style-name="T11">Monsieur</text:span><text:span text:style-name="T13"> [NOM] </text:span><text:span text:style-name="T11">le</text:span><text:span text:style-name="T13"> [DATE]</text:span><text:span text:style-name="T11">,</text:span><text:span text:style-name="T13"> </text:span><text:span text:style-name="T11">propriétaire</text:span><text:span text:style-name="T13"> </text:span><text:span text:style-name="T11">précédent</text:span><text:span text:style-name="T13"> </text:span><text:span text:style-name="T11">ayant</text:span><text:span text:style-name="T13"> </text:span><text:span text:style-name="T11">réalisé</text:span><text:span text:style-name="T13"> </text:span><text:span text:style-name="T11">les</text:span><text:span text:style-name="T13"> </text:span><text:span text:style-name="T11">travaux</text:span><text:span text:style-name="T13"> </text:span><text:span text:style-name="T11">et</text:span><text:span text:style-name="T13"> </text:span><text:span text:style-name="T11">dont</text:span><text:span text:style-name="T13"> </text:span><text:span text:style-name="T11">information</text:span><text:span text:style-name="T13"> </text:span><text:span text:style-name="T11">a</text:span><text:span text:style-name="T13"> </text:span><text:span text:style-name="T11">été</text:span><text:span text:style-name="T13"> </text:span><text:span text:style-name="T11">donnée</text:span><text:span text:style-name="T13"> </text:span><text:span text:style-name="T11">au</text:span><text:span text:style-name="T13"> </text:span><text:span text:style-name="T11">demandeur</text:span><text:span text:style-name="T13"> </text:span><text:span text:style-name="T11">le</text:span><text:span text:style-name="T13"> [DATE]</text:span><text:span text:style-name="T11">;</text:span><text:span text:style-name="T13"> <text:s/></text:span></text:p>
      <text:p text:style-name="P8"/>
      <text:p text:style-name="P8"><text:span text:style-name="T11">Considérant</text:span><text:span text:style-name="T13"> </text:span><text:span text:style-name="T11">qu</text:span><text:span text:style-name="T13">’</text:span><text:span text:style-name="T11">un</text:span><text:span text:style-name="T13"> </text:span><text:span text:style-name="T11">second</text:span><text:span text:style-name="T13"> </text:span><text:span text:style-name="T11">pro-justitia</text:span><text:span text:style-name="T13"> </text:span><text:span text:style-name="T11">a</text:span><text:span text:style-name="T13"> </text:span><text:span text:style-name="T11">été</text:span><text:span text:style-name="T13"> </text:span><text:span text:style-name="T11">rédigé</text:span><text:span text:style-name="T13"> </text:span><text:span text:style-name="T11">à</text:span><text:span text:style-name="T13"> </text:span><text:span text:style-name="T11">charge</text:span><text:span text:style-name="T13"> </text:span><text:span text:style-name="T11">de</text:span><text:span text:style-name="T13"> </text:span><text:span text:style-name="T11">Monsieur</text:span><text:span text:style-name="T13"> [NOM] </text:span><text:span text:style-name="T11">pour</text:span><text:span text:style-name="T13"> </text:span><text:span text:style-name="T11">le</text:span><text:span text:style-name="T13"> </text:span><text:span text:style-name="T11">maintien</text:span><text:span text:style-name="T13"> </text:span><text:span text:style-name="T11">de</text:span><text:span text:style-name="T13"> </text:span><text:span text:style-name="T11">cette</text:span><text:span text:style-name="T13"> </text:span><text:span text:style-name="T11">situation</text:span><text:span text:style-name="T13"> </text:span><text:span text:style-name="T11">illicite</text:span><text:span text:style-name="T13"> </text:span><text:span text:style-name="T11">en</text:span><text:span text:style-name="T13"> </text:span><text:span text:style-name="T11">date</text:span><text:span text:style-name="T13"> </text:span><text:span text:style-name="T11">du</text:span><text:span text:style-name="T13"> [DATE] </text:span><text:span text:style-name="T11">et</text:span><text:span text:style-name="T13"> </text:span><text:span text:style-name="T11">dont</text:span><text:span text:style-name="T13"> </text:span><text:span text:style-name="T11">information</text:span><text:span text:style-name="T13"> </text:span><text:span text:style-name="T11">a</text:span><text:span text:style-name="T13"> </text:span><text:span text:style-name="T11">été</text:span><text:span text:style-name="T13"> </text:span><text:span text:style-name="T11">donnée</text:span><text:span text:style-name="T13"> </text:span><text:span text:style-name="T11">au</text:span><text:span text:style-name="T13"> </text:span><text:span text:style-name="T11">demandeur</text:span><text:span text:style-name="T13"> </text:span><text:span text:style-name="T11">le</text:span><text:span text:style-name="T13"> [DATE]</text:span><text:span text:style-name="T11"> ;</text:span><text:span text:style-name="T13"> <text:s text:c="18"/></text:span></text:p>
      <text:p text:style-name="P8"/>
      <text:p text:style-name="P8"><text:span text:style-name="T11">Vu</text:span><text:span text:style-name="T13"> </text:span><text:span text:style-name="T11">l</text:span><text:span text:style-name="T13">’</text:span><text:span text:style-name="T11">article</text:span><text:span text:style-name="T13"> </text:span><text:span text:style-name="T11">159</text:span><text:span text:style-name="T13"> </text:span><text:span text:style-name="T11">bis</text:span><text:span text:style-name="T13"> </text:span><text:span text:style-name="T11">du</text:span><text:span text:style-name="T13"> </text:span><text:span text:style-name="T11">Code</text:span><text:span text:style-name="T13"> </text:span><text:span text:style-name="T11">Wallon</text:span><text:span text:style-name="T13"> </text:span><text:span text:style-name="T11">de</text:span><text:span text:style-name="T13"> </text:span><text:span text:style-name="T11">l</text:span><text:span text:style-name="T13">’</text:span><text:span text:style-name="T11">Aménagement</text:span><text:span text:style-name="T13"> </text:span><text:span text:style-name="T11">du</text:span><text:span text:style-name="T13"> </text:span><text:span text:style-name="T11">Territoire,</text:span><text:span text:style-name="T13"> </text:span><text:span text:style-name="T11">de</text:span><text:span text:style-name="T13"> </text:span><text:span text:style-name="T11">l</text:span><text:span text:style-name="T13">’</text:span><text:span text:style-name="T11">Urbanisme</text:span><text:span text:style-name="T13"> </text:span><text:span text:style-name="T11">et</text:span><text:span text:style-name="T13"> </text:span><text:span text:style-name="T11">du</text:span><text:span text:style-name="T13"> </text:span><text:span text:style-name="T11">Patrimoine ;</text:span></text:p>
      <text:p text:style-name="P8"><text:span text:style-name="T11">Considérant</text:span><text:span text:style-name="T13"> </text:span><text:span text:style-name="T11">que</text:span><text:span text:style-name="T13"> </text:span><text:span text:style-name="T11">l</text:span><text:span text:style-name="T13">’</text:span><text:span text:style-name="T11">infraction</text:span><text:span text:style-name="T13"> </text:span><text:span text:style-name="T11">n</text:span><text:span text:style-name="T13">’</text:span><text:span text:style-name="T11">a</text:span><text:span text:style-name="T13"> </text:span><text:span text:style-name="T11">fait</text:span><text:span text:style-name="T13"> </text:span><text:span text:style-name="T11">l</text:span><text:span text:style-name="T13">’</text:span><text:span text:style-name="T11">objet</text:span><text:span text:style-name="T13"> </text:span><text:span text:style-name="T11">ni</text:span><text:span text:style-name="T13"> </text:span><text:span text:style-name="T11">d</text:span><text:span text:style-name="T13">’</text:span><text:span text:style-name="T11">un</text:span><text:span text:style-name="T13"> </text:span><text:span text:style-name="T11">jugement</text:span><text:span text:style-name="T13"> </text:span><text:span text:style-name="T11">coulé</text:span><text:span text:style-name="T13"> </text:span><text:span text:style-name="T11">en</text:span><text:span text:style-name="T13"> </text:span><text:span text:style-name="T11">force</text:span><text:span text:style-name="T13"> </text:span><text:span text:style-name="T11">de</text:span><text:span text:style-name="T13"> </text:span><text:span text:style-name="T11">chose</text:span><text:span text:style-name="T13"> </text:span><text:span text:style-name="T11">jugée</text:span><text:span text:style-name="T13"> </text:span><text:span text:style-name="T11">(visé</text:span><text:span text:style-name="T13"> </text:span><text:span text:style-name="T11">à</text:span><text:span text:style-name="T13"> </text:span><text:span text:style-name="T11">l</text:span><text:span text:style-name="T13">’</text:span><text:span text:style-name="T11">article</text:span><text:span text:style-name="T13"> </text:span><text:span text:style-name="T11">155§2</text:span><text:span text:style-name="T13"> </text:span><text:span text:style-name="T11">du</text:span><text:span text:style-name="T13"> </text:span><text:span text:style-name="T11">CWATUP)</text:span><text:span text:style-name="T13"> </text:span><text:span text:style-name="T11">ni</text:span><text:span text:style-name="T13"> </text:span><text:span text:style-name="T11">d</text:span><text:span text:style-name="T13">’</text:span><text:span text:style-name="T11">un</text:span><text:span text:style-name="T13"> </text:span><text:span text:style-name="T11">versement</text:span><text:span text:style-name="T13"> </text:span><text:span text:style-name="T11">du</text:span><text:span text:style-name="T13"> </text:span><text:span text:style-name="T11">montant</text:span><text:span text:style-name="T13"> </text:span><text:span text:style-name="T11">de</text:span><text:span text:style-name="T13"> </text:span><text:span text:style-name="T11">transaction</text:span><text:span text:style-name="T13"> </text:span><text:span text:style-name="T11">(décret</text:span><text:span text:style-name="T13"> </text:span><text:span text:style-name="T11">du</text:span><text:span text:style-name="T13"> </text:span><text:span text:style-name="T11">24/05/2007,</text:span><text:span text:style-name="T13"> </text:span><text:span text:style-name="T11">article</text:span><text:span text:style-name="T13"> </text:span><text:span text:style-name="T11">6)</text:span></text:p>
      <text:p text:style-name="P8"/>
      <text:p text:style-name="P8"><text:span text:style-name="T11">D</text:span><text:span text:style-name="T11">écide</text:span></text:p>
      <text:p text:style-name="P8"/>
      <text:p text:style-name="P10"><text:span text:style-name="T11">Article</text:span><text:span text:style-name="T13"> </text:span><text:span text:style-name="T11">1er</text:span><text:span text:style-name="T13"> </text:span><text:span text:style-name="T11">:</text:span><text:span text:style-name="T13"> </text:span><text:span text:style-name="T11">La</text:span><text:span text:style-name="T13"> </text:span><text:span text:style-name="T11">demande</text:span><text:span text:style-name="T13"> </text:span><text:span text:style-name="T11">de</text:span><text:span text:style-name="T13"> </text:span><text:span text:style-name="T11">permis</text:span><text:span text:style-name="T13"> </text:span><text:span text:style-name="T11">introduite</text:span><text:span text:style-name="T13"> </text:span><text:span text:style-name="T11">par</text:span><text:span text:style-name="T13"> </text:span><text:span text:style-name="T11">Monsieur</text:span><text:span text:style-name="T13"> </text:span><text:span text:style-name="T13"><text:text-input text:description="Champs Demandeur-Signalétique">self.getApplicantsSignaletic()</text:text-input></text:span><text:span text:style-name="T13"> </text:span><text:span text:style-name="T11">pour</text:span><text:span text:style-name="T13"> </text:span><text:span text:style-name="T11">le</text:span><text:span text:style-name="T13"> </text:span><text:span text:style-name="T11">bien</text:span><text:span text:style-name="T13"> </text:span><text:span text:style-name="T11">sis</text:span><text:span text:style-name="T13"> </text:span><text:span text:style-name="T13"><text:text-input text:description="Champs Permis de bâtir-Adresse des travaux">self.getWorkLocationSignaletic()</text:text-input></text:span><text:span text:style-name="T13"> </text:span><text:span text:style-name="T11">est</text:span><text:span text:style-name="T13"> </text:span><text:span text:style-name="T16">irrecevable</text:span><text:span text:style-name="T17"> </text:span></text:p>
      <text:p text:style-name="P8"/>
      <text:p text:style-name="P8"><text:soft-page-break/></text:p>
      <text:p text:style-name="P8"><text:span text:style-name="T11">Article</text:span><text:span text:style-name="T13"> </text:span><text:span text:style-name="T11">2</text:span><text:span text:style-name="T13"> </text:span><text:span text:style-name="T11">:</text:span><text:span text:style-name="T13"> </text:span><text:span text:style-name="T11">Expédition</text:span><text:span text:style-name="T13"> </text:span><text:span text:style-name="T11">de</text:span><text:span text:style-name="T13"> </text:span><text:span text:style-name="T11">la</text:span><text:span text:style-name="T13"> </text:span><text:span text:style-name="T11">présente</text:span><text:span text:style-name="T13"> </text:span><text:span text:style-name="T11">décision</text:span><text:span text:style-name="T13"> </text:span><text:span text:style-name="T11">est</text:span><text:span text:style-name="T13"> </text:span><text:span text:style-name="T11">transmise</text:span><text:span text:style-name="T13"> </text:span><text:span text:style-name="T11">au</text:span><text:span text:style-name="T13"> </text:span><text:span text:style-name="T11">demandeur</text:span><text:span text:style-name="T13"> </text:span><text:span text:style-name="T11">et</text:span><text:span text:style-name="T13"> </text:span><text:span text:style-name="T11">une</text:span><text:span text:style-name="T13"> </text:span><text:span text:style-name="T11">copie</text:span><text:span text:style-name="T13"> </text:span><text:span text:style-name="T11">de</text:span><text:span text:style-name="T13"> </text:span><text:span text:style-name="T11">cet</text:span><text:span text:style-name="T13"> </text:span><text:span text:style-name="T11">envoi</text:span><text:span text:style-name="T13"> </text:span><text:span text:style-name="T11">est</text:span><text:span text:style-name="T13"> </text:span><text:span text:style-name="T11">adressée</text:span><text:span text:style-name="T13"> </text:span><text:span text:style-name="T11">au</text:span><text:span text:style-name="T13"> </text:span><text:span text:style-name="T11">Fonctionnaire</text:span><text:span text:style-name="T13"> </text:span><text:span text:style-name="T11">délégué.</text:span></text:p>
      <text:p text:style-name="UrbanBody"/>
      <text:p text:style-name="UrbanBody"><office:annotation><dc:creator>Gauthier Bastien</dc:creator><dc:date>2011-02-21T09:23:46</dc:date><text:p text:style-name="P11"><text:span text:style-name="T19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19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1"><text:span text:style-name="T18">do text</text:span></text:p><text:p text:style-name="P11"><text:span text:style-name="T18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20T09:59:44</dc:date>
    <dc:language>fr-FR</dc:language>
    <meta:editing-cycles>74</meta:editing-cycles>
    <meta:editing-duration>P1DT8H19M4S</meta:editing-duration>
    <dc:creator>sde </dc:creator>
    <meta:document-statistic meta:table-count="0" meta:image-count="0" meta:object-count="0" meta:page-count="2" meta:paragraph-count="27" meta:word-count="315" meta:character-count="2369" meta:non-whitespace-character-count="2066"/>
    <meta:user-defined meta:name="Info 1"/>
    <meta:user-defined meta:name="Info 2"/>
    <meta:user-defined meta:name="Info 3"/>
    <meta:user-defined meta:name="Info 4"/>
  </office:meta>
</office:document-meta>
</file>